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urier New" svg:font-family="'Courier New'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26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4" style:family="paragraph">
      <loext:graphic-properties draw:fill="none"/>
      <style:paragraph-properties fo:text-align="center" style:font-independent-line-spacing="true"/>
      <style:text-properties fo:font-size="13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2.8999996185303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.423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center" style:font-independent-line-spacing="true"/>
      <style:text-properties fo:font-size="42pt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30pt" fo:letter-spacing="normal" fo:language="en" fo:country="none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Raleway" fo:font-size="24pt" fo:letter-spacing="normal" fo:language="en" fo:country="none" fo:font-style="normal" style:text-underline-style="none" fo:font-weight="bold" style:font-name-asian="Raleway" style:font-size-asian="24pt" style:font-style-asian="normal" style:font-weight-asian="bold" style:font-name-complex="Raleway" style:font-size-complex="24pt" style:font-style-complex="normal" style:font-weight-complex="bold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Raleway" fo:font-size="24pt" fo:letter-spacing="normal" fo:language="en" fo:country="none" fo:font-style="normal" style:text-underline-style="none" fo:font-weight="normal" style:font-name-asian="Raleway" style:font-size-asian="24pt" style:font-style-asian="normal" style:font-weight-asian="normal" style:font-name-complex="Raleway" style:font-size-complex="24pt" style:font-style-complex="normal" style:font-weight-complex="normal"/>
    </style:style>
    <style:style style:name="T4" style:family="text">
      <style:text-properties fo:font-variant="normal" fo:text-transform="none" fo:color="#1c3678" style:text-line-through-style="none" style:text-line-through-type="none" style:text-position="0% 100%" style:font-name="Raleway" fo:font-size="24pt" fo:letter-spacing="normal" fo:language="en" fo:country="none" fo:font-style="normal" style:text-underline-style="solid" style:text-underline-width="auto" style:text-underline-color="font-color" fo:font-weight="normal" style:font-name-asian="Raleway" style:font-size-asian="24pt" style:font-style-asian="normal" style:font-weight-asian="normal" style:font-name-complex="Raleway" style:font-size-complex="24pt" style:font-style-complex="normal" style:font-weight-complex="normal"/>
    </style:style>
    <style:style style:name="T5" style:family="text">
      <style:text-properties fo:font-variant="normal" fo:text-transform="none" fo:color="#1a1a1a" style:text-line-through-style="none" style:text-line-through-type="none" style:text-position="0% 100%" style:font-name="Raleway" fo:font-size="25pt" fo:letter-spacing="normal" fo:language="en" fo:country="none" fo:font-style="normal" style:text-underline-style="none" fo:font-weight="normal" style:font-name-asian="Raleway" style:font-size-asian="25pt" style:font-style-asian="normal" style:font-weight-asian="normal" style:font-name-complex="Raleway" style:font-size-complex="25pt" style:font-style-complex="normal" style:font-weight-complex="normal"/>
    </style:style>
    <style:style style:name="T6" style:family="text">
      <style:text-properties fo:font-variant="normal" fo:text-transform="none" fo:color="#1a1a1a" style:text-line-through-style="none" style:text-line-through-type="none" style:text-position="0% 100%" style:font-name="Raleway" fo:font-size="30pt" fo:letter-spacing="normal" fo:language="en" fo:country="none" fo:font-style="normal" style:text-underline-style="none" fo:font-weight="normal" style:font-name-asian="Raleway" style:font-size-asian="30pt" style:font-style-asian="normal" style:font-weight-asian="normal" style:font-name-complex="Raleway" style:font-size-complex="30pt" style:font-style-complex="normal" style:font-weight-complex="normal"/>
    </style:style>
    <style:style style:name="T7" style:family="text">
      <style:text-properties fo:font-variant="normal" fo:text-transform="none" fo:color="#1a1a1a" style:text-line-through-style="none" style:text-line-through-type="none" style:text-position="0% 100%" style:font-name="Courier New" fo:font-size="30pt" fo:letter-spacing="normal" fo:language="en" fo:country="none" fo:font-style="normal" style:text-underline-style="none" fo:font-weight="normal" fo:background-color="#d9d9d9" style:font-name-asian="Courier New" style:font-size-asian="30pt" style:font-style-asian="normal" style:font-weight-asian="normal" style:font-name-complex="Courier New" style:font-size-complex="30pt" style:font-style-complex="normal" style:font-weight-complex="normal"/>
    </style:style>
    <style:style style:name="T8" style:family="text">
      <style:text-properties fo:font-variant="normal" fo:text-transform="none" fo:color="#1a1a1a" style:text-line-through-style="none" style:text-line-through-type="none" style:text-position="0% 100%" style:font-name="Courier New" fo:font-size="10pt" fo:letter-spacing="normal" fo:language="en" fo:country="none" fo:font-style="normal" style:text-underline-style="none" fo:font-weight="normal" fo:background-color="#d9d9d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9" style:family="text">
      <style:text-properties fo:font-variant="normal" fo:text-transform="none" fo:color="#1a1a1a" style:text-line-through-style="none" style:text-line-through-type="none" style:text-position="0% 100%" style:font-name="Raleway" fo:font-size="20pt" fo:letter-spacing="normal" fo:language="en" fo:country="none" fo:font-style="normal" style:text-underline-style="none" fo:font-weight="normal" fo:background-color="#d9d9d9" style:font-name-asian="Raleway" style:font-size-asian="20pt" style:font-style-asian="normal" style:font-weight-asian="normal" style:font-name-complex="Raleway" style:font-size-complex="20pt" style:font-style-complex="normal" style:font-weight-complex="normal"/>
    </style:style>
    <style:style style:name="T10" style:family="text">
      <style:text-properties fo:font-variant="normal" fo:text-transform="none" fo:color="#1c3678" style:text-line-through-style="none" style:text-line-through-type="none" style:text-position="0% 100%" style:font-name="Raleway" fo:font-size="20pt" fo:letter-spacing="normal" fo:language="en" fo:country="none" fo:font-style="normal" style:text-underline-style="solid" style:text-underline-width="auto" style:text-underline-color="font-color" fo:font-weight="normal" fo:background-color="#d9d9d9" style:font-name-asian="Raleway" style:font-size-asian="20pt" style:font-style-asian="normal" style:font-weight-asian="normal" style:font-name-complex="Raleway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aleway" fo:font-size="20pt" fo:letter-spacing="normal" fo:language="en" fo:country="none" fo:font-style="normal" style:text-underline-style="none" fo:font-weight="bold" style:font-name-asian="Raleway" style:font-size-asian="20pt" style:font-style-asian="normal" style:font-weight-asian="bold" style:font-name-complex="Raleway" style:font-size-complex="2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aleway" fo:font-size="20pt" fo:letter-spacing="normal" fo:language="en" fo:country="none" fo:font-style="normal" style:text-underline-style="none" fo:font-weight="normal" style:font-name-asian="Raleway" style:font-size-asian="20pt" style:font-style-asian="normal" style:font-weight-asian="normal" style:font-name-complex="Raleway" style:font-size-complex="20pt" style:font-style-complex="normal" style:font-weight-complex="normal"/>
    </style:style>
    <style:style style:name="T13" style:family="text">
      <style:text-properties fo:font-variant="normal" fo:text-transform="none" fo:color="#1a1a1a" style:text-line-through-style="none" style:text-line-through-type="none" style:text-position="0% 100%" style:font-name="Raleway" fo:font-size="20pt" fo:letter-spacing="normal" fo:language="en" fo:country="none" fo:font-style="normal" style:text-underline-style="none" fo:font-weight="normal" style:font-name-asian="Raleway" style:font-size-asian="20pt" style:font-style-asian="normal" style:font-weight-asian="normal" style:font-name-complex="Raleway" style:font-size-complex="20pt" style:font-style-complex="normal" style:font-weight-complex="normal"/>
    </style:style>
    <style:style style:name="T14" style:family="text">
      <style:text-properties fo:font-variant="normal" fo:text-transform="none" fo:color="#1a1a1a" style:text-line-through-style="none" style:text-line-through-type="none" style:text-position="0% 100%" style:font-name="Courier New" fo:font-size="20pt" fo:letter-spacing="normal" fo:language="en" fo:country="none" fo:font-style="normal" style:text-underline-style="none" fo:font-weight="normal" fo:background-color="#d9d9d9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213cm" text:min-label-width="1.057cm"/>
        <style:text-properties style:font-name="Raleway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213cm" text:min-label-width="1.057cm"/>
        <style:text-properties style:font-name="Raleway" fo:color="#595959" fo:font-size="100%"/>
      </text:list-level-style-bullet>
      <text:list-level-style-bullet text:level="2" text:bullet-char="-">
        <style:list-level-properties text:space-before="1.483cm" text:min-label-width="1.057cm"/>
        <style:text-properties style:font-name="Raleway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213cm" text:min-label-width="1.057cm"/>
        <style:text-properties style:font-name="Raleway" fo:color="#24292e" fo:font-size="100%"/>
      </text:list-level-style-bullet>
      <text:list-level-style-bullet text:level="2" text:bullet-char="-">
        <style:list-level-properties text:space-before="1.483cm" text:min-label-width="1.057cm"/>
        <style:text-properties style:font-name="Raleway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213cm" text:min-label-width="1.057cm"/>
        <style:text-properties fo:color="#595959" fo:font-size="100%"/>
      </text:list-level-style-number>
      <text:list-level-style-bullet text:level="2" text:bullet-char="-">
        <style:list-level-properties text:space-before="1.483cm" text:min-label-width="1.057cm"/>
        <style:text-properties style:font-name="Raleway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Variables" draw:style-name="dp1" draw:master-page-name="TITLE_5f_AND_5f_BODY" presentation:presentation-page-layout-name="AL1T1">
        <draw:frame draw:name="Google Shape;255;p48" presentation:style-name="pr1" draw:text-style-name="P2" draw:layer="layout" svg:width="23.543cm" svg:height="1.638cm" svg:x="2.227cm" svg:y="1.641cm" presentation:class="title" presentation:user-transformed="true">
          <draw:text-box>
            <text:p text:style-name="P1"><text:span text:style-name="T1">Variables</text:span></text:p>
          </draw:text-box>
        </draw:frame>
        <draw:frame draw:name="Google Shape;256;p48_1" presentation:style-name="pr2" draw:text-style-name="P4" draw:layer="layout" svg:width="23.543cm" svg:height="10.822cm" svg:x="2.227cm" svg:y="4.099cm" presentation:class="outline" presentation:user-transformed="true">
          <draw:text-box>
            <text:list text:style-name="L2">
              <text:list-item>
                <text:p text:style-name="P3"><text:span text:style-name="T2">Data</text:span><text:span text:style-name="T3">: Anything that is meaningful to the computer.</text:span></text:p>
              </text:list-item>
              <text:list-item>
                <text:p text:style-name="P3"><text:span text:style-name="T2">Variable</text:span><text:span text:style-name="T3">: It is a named location for storing data or a value.</text:span></text:p>
              </text:list-item>
              <text:list-item>
                <text:p text:style-name="P3"><text:span text:style-name="T3">Variables allow computers to store and manipulate data in a dynamic fashion. </text:span></text:p>
              </text:list-item>
              <text:list-item>
                <text:p text:style-name="P3"><text:span text:style-name="T2">Variable Identifier</text:span><text:span text:style-name="T3">: used to name a variable. </text:span></text:p>
              </text:list-item>
              <text:list-item>
                <text:p text:style-name="P3"><text:span text:style-name="T3">Equal Sign(</text:span><text:span text:style-name="T2">=</text:span><text:span text:style-name="T3">) is used to assign values to variables.</text:span></text:p>
              </text:list-item>
            </text:list>
          </draw:text-box>
        </draw:frame>
        <presentation:notes draw:style-name="dp1">
          <draw:page-thumbnail draw:name="Google Shape;252;g52a05b4c8d_0_104:notes" draw:style-name="gr1" draw:layer="layout" svg:width="18.665cm" svg:height="11.136cm" svg:x="1.167cm" svg:y="2.227cm" draw:page-number="1" presentation:class="page"/>
          <draw:frame draw:name="Google Shape;253;g52a05b4c8d_0_1"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Variables in JavaScript" draw:style-name="dp1" draw:master-page-name="TITLE_5f_AND_5f_BODY" presentation:presentation-page-layout-name="AL1T1">
        <draw:frame draw:name="Google Shape;261;p49" presentation:style-name="pr1" draw:text-style-name="P2" draw:layer="layout" svg:width="23.543cm" svg:height="1.638cm" svg:x="2.227cm" svg:y="1.641cm" presentation:class="title" presentation:user-transformed="true">
          <draw:text-box>
            <text:p text:style-name="P1"><text:span text:style-name="T1">Variables in JavaScript</text:span></text:p>
          </draw:text-box>
        </draw:frame>
        <draw:frame draw:name="Google Shape;262;p49_1" presentation:style-name="pr2" draw:text-style-name="P4" draw:layer="layout" svg:width="23.543cm" svg:height="9.868cm" svg:x="2.227cm" svg:y="4.412cm" presentation:class="outline" presentation:user-transformed="true">
          <draw:text-box>
            <text:list text:style-name="L2">
              <text:list-item>
                <text:p text:style-name="P3"><text:span text:style-name="T3">JavaScript variables must: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3">Start with a letter, underscore(_) or dollar sign($).</text:span></text:p>
                  </text:list-item>
                  <text:list-item>
                    <text:p text:style-name="P3"><text:span text:style-name="T3">Subsequent characters can have digits(0-9).</text:span></text:p>
                  </text:list-item>
                  <text:list-item>
                    <text:p text:style-name="P3"><text:span text:style-name="T3">Not contain spaces or start with a digit.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4"><text:a xlink:href="http://mdn.beonex.com/en/JavaScript/Reference/Reserved_Words.html" xlink:type="simple">Never use reserved keywords for variable names</text:a></text:span></text:p>
              </text:list-item>
            </text:list>
            <text:p text:style-name="P6"><text:span text:style-name="T3">Variable declaration </text:span><text:span text:style-name="T4"><text:a xlink:href="https://developer.mozilla.org/en-US/docs/Web/JavaScript/Guide/Grammar_and_types#Declarations" xlink:type="simple">grammar and types</text:a></text:span></text:p>
          </draw:text-box>
        </draw:frame>
        <presentation:notes draw:style-name="dp1">
          <draw:page-thumbnail draw:name="Google Shape;258;g52a05b4c8d_0_109:notes" draw:style-name="gr1" draw:layer="layout" svg:width="18.665cm" svg:height="11.136cm" svg:x="1.167cm" svg:y="2.227cm" draw:page-number="2" presentation:class="page"/>
          <draw:frame draw:name="Google Shape;259;g52a05b4c8d_0_1"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2T0">
        <draw:frame draw:name="Google Shape;267;p50" presentation:style-name="pr5" draw:text-style-name="P7" draw:layer="layout" svg:width="23.541cm" svg:height="5.096cm" svg:x="2.233cm" svg:y="1.482cm" presentation:class="title" presentation:user-transformed="true">
          <draw:text-box>
            <text:p text:style-name="P1"><text:span text:style-name="T1">Variables in JavaScript</text:span><text:span text:style-name="T1"><text:line-break/></text:span><text:span text:style-name="T1"><text:line-break/></text:span><text:span text:style-name="T5">According to ES6 specifications, there are three ways of declaring variables in JavaScript: </text:span><text:span text:style-name="T1">var</text:span><text:span text:style-name="T6">, </text:span><text:span text:style-name="T1">let</text:span><text:span text:style-name="T6">, </text:span><text:span text:style-name="T1">const</text:span><text:span text:style-name="T1"><text:line-break/></text:span><text:span text:style-name="T1"><text:line-break/></text:span><text:span text:style-name="T5">We assign variables with the equals sign (=).</text:span><text:span text:style-name="T5"><text:line-break/></text:span><text:span text:style-name="T5"><text:line-break/></text:span><text:span text:style-name="T6">E.g. </text:span><text:span text:style-name="T7">let firstName = ‘John’;</text:span><text:span text:style-name="T8"><text:line-break/></text:span><text:span text:style-name="T8"><text:line-break/></text:span><text:span text:style-name="T8"> </text:span><text:span text:style-name="T8"><text:line-break/></text:span><text:span text:style-name="T9">Note: never use </text:span><text:span text:style-name="T10"><text:a xlink:href="https://mdn.beonex.com/en/JavaScript/Reference/Reserved_Words.html" xlink:type="simple">reserved keywords</text:a></text:span><text:span text:style-name="T9"><text:s/>for variable names</text:span><text:span text:style-name="T9"><text:line-break/></text:span><text:span text:style-name="T9"><text:line-break/></text:span><text:span text:style-name="T9"/></text:p>
          </draw:text-box>
        </draw:frame>
        <presentation:notes draw:style-name="dp1">
          <draw:page-thumbnail draw:name="Google Shape;264;g52891452b8_0_180:notes" draw:style-name="gr1" draw:layer="layout" svg:width="18.665cm" svg:height="11.136cm" svg:x="1.167cm" svg:y="2.227cm" draw:page-number="3" presentation:class="page"/>
          <draw:frame draw:name="Google Shape;265;g52891452b8_0_1"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2T0">
        <draw:frame draw:name="Google Shape;272;p51" presentation:style-name="pr5" draw:text-style-name="P7" draw:layer="layout" svg:width="23.541cm" svg:height="13.289cm" svg:x="2.233cm" svg:y="1.948cm" presentation:class="title" presentation:user-transformed="true">
          <draw:text-box>
            <text:p text:style-name="P1"><text:span text:style-name="T1">Variables in JavaScript</text:span><text:span text:style-name="T1"><text:line-break/></text:span><text:span text:style-name="T1"><text:line-break/></text:span><text:span text:style-name="T11">var</text:span><text:span text:style-name="T12"> allows you to overwrite variable declaration without an error.</text:span><text:span text:style-name="T12"><text:line-break/></text:span><text:span text:style-name="T12"><text:line-break/></text:span><text:span text:style-name="T11">let</text:span><text:span text:style-name="T12"> only allows a variable to be be declared once. </text:span><text:span text:style-name="T12"><text:line-break/></text:span><text:span text:style-name="T12">let variables cannot be redefined in the same scope.</text:span><text:span text:style-name="T12"><text:line-break/></text:span><text:span text:style-name="T12"><text:line-break/></text:span><text:span text:style-name="T11">const</text:span><text:span text:style-name="T12"> variables can only be declared once. </text:span><text:span text:style-name="T12"><text:line-break/></text:span><text:span text:style-name="T12">These are read-only variables.</text:span><text:span text:style-name="T12"><text:line-break/></text:span><text:span text:style-name="T12">The const variable cannot be updated.</text:span><text:span text:style-name="T12"><text:line-break/></text:span><text:span text:style-name="T12"><text:line-break/></text:span><text:span text:style-name="T12"/></text:p>
          </draw:text-box>
        </draw:frame>
        <presentation:notes draw:style-name="dp1">
          <draw:page-thumbnail draw:name="Google Shape;269;g52891452b8_0_188:notes" draw:style-name="gr1" draw:layer="layout" svg:width="18.665cm" svg:height="11.136cm" svg:x="1.167cm" svg:y="2.227cm" draw:page-number="4" presentation:class="page"/>
          <draw:frame draw:name="Google Shape;270;g52891452b8_0_1"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2T0">
        <draw:frame draw:name="Google Shape;277;p52" presentation:style-name="pr5" draw:text-style-name="P7" draw:layer="layout" svg:width="23.541cm" svg:height="13.289cm" svg:x="2.233cm" svg:y="1.948cm" presentation:class="title" presentation:user-transformed="true">
          <draw:text-box>
            <text:p text:style-name="P1"><text:span text:style-name="T1">Camel Case (or camelCase)</text:span><text:span text:style-name="T1"><text:line-break/></text:span><text:span text:style-name="T1"><text:line-break/></text:span><text:span text:style-name="T13">In order to keep things legible and to code according to convention, we use camel case. This means that multiple words are joined together as a single word. Generally, the first word is all lower case and any subsequent words start with a capital letter.</text:span><text:span text:style-name="T13"><text:line-break/></text:span><text:span text:style-name="T13">For example, we use camel case when we name variables. </text:span><text:span text:style-name="T13"><text:line-break/></text:span><text:span text:style-name="T13">eg. </text:span><text:span text:style-name="T14">let firstName = “John”;</text:span><text:span text:style-name="T14"><text:line-break/></text:span><text:span text:style-name="T14"><text:line-break/></text:span><text:span text:style-name="T14"/></text:p>
          </draw:text-box>
        </draw:frame>
        <presentation:notes draw:style-name="dp1">
          <draw:page-thumbnail draw:name="Google Shape;274;g52891452b8_0_255:notes" draw:style-name="gr1" draw:layer="layout" svg:width="18.665cm" svg:height="11.136cm" svg:x="1.167cm" svg:y="2.227cm" draw:page-number="5" presentation:class="page"/>
          <draw:frame draw:name="Google Shape;275;g52891452b8_0_1" presentation:style-name="pr8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urier New" svg:font-family="'Courier New'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e9ede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.986cm" fo:min-width="27.492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.634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.643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986cm" fo:min-width="27.492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9edee"/>
      <style:paragraph-properties fo:text-align="center" style:font-independent-line-spacing="true"/>
      <style:text-properties fo:font-size="14pt"/>
    </style:style>
    <style:style style:name="MP8" style:family="paragraph">
      <loext:graphic-properties draw:fill="solid" draw:fill-color="#eb5600"/>
      <style:paragraph-properties fo:text-align="center" style:font-independent-line-spacing="true"/>
      <style:text-properties fo:font-size="14pt"/>
    </style:style>
    <style:style style:name="MP9" style:family="paragraph">
      <loext:graphic-properties draw:fill="solid" draw:fill-color="#1a9988"/>
      <style:paragraph-properties fo:text-align="center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language="en" fo:country="none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3" draw:text-style-name="MP7" draw:layer="backgroundobjects" svg:width="27.999cm" svg:height="1.49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3.543cm" svg:height="1.638cm" svg:x="2.233cm" svg:y="4.037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3.543cm" svg:height="6.923cm" svg:x="2.233cm" svg:y="6.365cm" presentation:class="outline" presentation:placeholder="true" presentation:user-transformed="true">
        <draw:text-box/>
      </draw:frame>
      <draw:frame draw:name="Google Shape;30;p4" presentation:style-name="Mpr4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18.664cm" svg:height="11.136cm" svg:x="1.167cm" svg:y="2.256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4cm" svg:x="11.886cm" svg:y="28.214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3">
      <draw:custom-shape draw:name="Google Shape;10;p2" draw:style-name="Mgr6" draw:text-style-name="MP12" draw:layer="backgroundobjects" svg:width="27.999cm" svg:height="1.49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3.541cm" svg:height="5.096cm" svg:x="2.233cm" svg:y="4.048cm" presentation:class="title" presentation:placeholder="true" presentation:user-transformed="true">
        <draw:text-box/>
      </draw:frame>
      <draw:frame draw:name="Google Shape;16;p2" presentation:style-name="Mpr7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-title" draw:layer="backgroundobjects" svg:width="21.825cm" svg:height="13.021cm" svg:x="0.661cm" svg:y="2.639cm" presentation:class="page"/>
        <draw:frame presentation:style-name="TITLE-notes" draw:layer="backgroundobjects" svg:width="18.519cm" svg:height="15.626cm" svg:x="2.314cm" svg:y="16.495cm" presentation:class="notes" presentation:placeholder="true">
          <draw:text-box/>
        </draw:frame>
        <draw:frame presentation:style-name="Mpr8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10.046cm" svg:height="1.735cm" svg:x="13.102cm" svg:y="32.991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2:29:51.450385670</meta:creation-date>
    <dc:date>2020-07-30T12:30:37.252561258</dc:date>
    <meta:editing-duration>PT46S</meta:editing-duration>
    <meta:editing-cycles>1</meta:editing-cycles>
    <meta:generator>LibreOffice/6.4.4.2$Linux_X86_64 LibreOffice_project/40$Build-2</meta:generator>
    <meta:document-statistic meta:object-count="64"/>
  </office:meta>
</office:document-meta>
</file>